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0.045cm" fo:margin-left="-1.55cm" table:align="left"/>
    </style:style>
    <style:style style:name="Table1.A" style:family="table-column">
      <style:table-column-properties style:column-width="2.408cm"/>
    </style:style>
    <style:style style:name="Table1.B" style:family="table-column">
      <style:table-column-properties style:column-width="4.286cm"/>
    </style:style>
    <style:style style:name="Table1.C" style:family="table-column">
      <style:table-column-properties style:column-width="4.498cm"/>
    </style:style>
    <style:style style:name="Table1.D" style:family="table-column">
      <style:table-column-properties style:column-width="4.604cm"/>
    </style:style>
    <style:style style:name="Table1.E" style:family="table-column">
      <style:table-column-properties style:column-width="4.249cm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20" style:family="table-row">
      <style:table-row-properties style:min-row-height="0.519cm"/>
    </style:style>
    <style:style style:name="Table1.A20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20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8e74" officeooo:paragraph-rsid="00198e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8e74" officeooo:paragraph-rsid="00198e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68cb" officeooo:paragraph-rsid="001b68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ecf8" officeooo:paragraph-rsid="001dec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648d" officeooo:paragraph-rsid="001e64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91c2" officeooo:paragraph-rsid="001f91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98e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DATE</text:p>
          </table:table-cell>
          <table:table-cell table:style-name="Table1.A1" office:value-type="string">
            <text:p text:style-name="P3">ISHAN ARYA</text:p>
          </table:table-cell>
          <table:table-cell table:style-name="Table1.A1" office:value-type="string">
            <text:p text:style-name="P3">SOURAV</text:p>
          </table:table-cell>
          <table:table-cell table:style-name="Table1.A1" office:value-type="string">
            <text:p text:style-name="P3">MD SAYEED</text:p>
          </table:table-cell>
          <table:table-cell table:style-name="Table1.A1" office:value-type="string">
            <text:p text:style-name="P3">ALTAMASH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2">20-11-2023</text:p>
          </table:table-cell>
          <table:table-cell table:style-name="Table1.A2" office:value-type="string">
            <text:p text:style-name="P1"><text:s/><text:span text:style-name="T1">Today i divided a task to</text:span></text:p>
            <text:p text:style-name="P2">everyone and created a table for daily updates.</text:p>
          </table:table-cell>
          <table:table-cell table:style-name="Table1.A2" office:value-type="string">
            <text:p text:style-name="P4">-</text:p>
          </table:table-cell>
          <table:table-cell table:style-name="Table1.A2" office:value-type="string">
            <text:p text:style-name="P4">-</text:p>
          </table:table-cell>
          <table:table-cell table:style-name="Table1.A2" office:value-type="string">
            <text:p text:style-name="P4">-</text:p>
          </table:table-cell>
        </table:table-row>
        <table:table-row>
          <table:table-cell table:style-name="Table1.A2" office:value-type="string">
            <text:p text:style-name="P5">21-11-2023</text:p>
          </table:table-cell>
          <table:table-cell table:style-name="Table1.A2" office:value-type="string">
            <text:p text:style-name="P5">Today i have learn about </text:p>
            <text:p text:style-name="P5">bus entry using qr and related terms also explore the dashboards for web app.</text:p>
          </table:table-cell>
          <table:table-cell table:style-name="Table1.A2" office:value-type="string">
            <text:p text:style-name="P5">Today i read the instalation process of mysql database and the queries of mysql database.</text:p>
          </table:table-cell>
          <table:table-cell table:style-name="Table1.B2">
            <text:p text:style-name="P1"/>
          </table:table-cell>
          <table:table-cell table:style-name="Table1.A2" office:value-type="string">
            <text:p text:style-name="P6">1) Read about ir sensors and its types.</text:p>
            <text:p text:style-name="P6">2) Searched about Interfacing <text:s/>IR sensor with stm32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6">22-11-2023</text:p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A2" office:value-type="string">
            <text:p text:style-name="P7">1) I read about the use of </text:p>
            <text:p text:style-name="P7">stm32 in our project.</text:p>
            <text:p text:style-name="P7">2) Data sheets for microcontrollers is added.</text:p>
          </table:table-cell>
          <table:table-cell table:style-name="Table1.A2" office:value-type="string">
            <text:p text:style-name="P6">1) Read about ir sensors and its types.</text:p>
            <text:p text:style-name="P6">2) Searched about Interfacing <text:s/>IR sensor with stm32</text:p>
          </table:table-cell>
        </table:table-row>
        <table:table-row>
          <table:table-cell table:style-name="Table1.A2" office:value-type="string">
            <text:p text:style-name="P8">23-11-2023</text:p>
          </table:table-cell>
          <table:table-cell table:style-name="Table1.B2">
            <text:p text:style-name="P1"/>
          </table:table-cell>
          <table:table-cell table:style-name="Table1.A2" office:value-type="string">
            <text:p text:style-name="P8">Today i read the few topic of mqtt protocal.</text:p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 table:style-name="Table1.20">
          <table:table-cell table:style-name="Table1.A20" office:value-type="string">
            <text:p text:style-name="P1"/>
          </table:table-cell>
          <table:table-cell table:style-name="Table1.B20">
            <text:p text:style-name="P1"/>
          </table:table-cell>
          <table:table-cell table:style-name="Table1.B20">
            <text:p text:style-name="P1"/>
          </table:table-cell>
          <table:table-cell table:style-name="Table1.B20">
            <text:p text:style-name="P1"/>
          </table:table-cell>
          <table:table-cell table:style-name="Table1.B20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IN">
      <number:number number:min-integer-digits="1"/>
    </number:number-style>
    <number:text-style style:name="N10100" number:language="en" number:country="IN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23:57:03.286763798</meta:creation-date>
    <dc:date>2023-11-23T18:21:45.263840342</dc:date>
    <meta:editing-duration>PT1H52M41S</meta:editing-duration>
    <meta:editing-cycles>6</meta:editing-cycles>
    <meta:generator>LibreOffice/7.3.7.2$Linux_X86_64 LibreOffice_project/30$Build-2</meta:generator>
    <meta:document-statistic meta:table-count="1" meta:image-count="0" meta:object-count="0" meta:page-count="1" meta:paragraph-count="25" meta:word-count="121" meta:character-count="661" meta:non-whitespace-character-count="560"/>
  </office:meta>
</office:document-meta>
</file>